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20000027246B10D14570C5E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008000" draw:opacity="0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008000"/>
    </style:style>
    <style:style style:name="P5" style:family="paragraph">
      <loext:graphic-properties draw:fill="solid" draw:fill-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8000" draw:opacity="0%" draw:textarea-horizontal-align="justify" draw:textarea-vertical-align="middle" draw:auto-grow-height="false" fo:min-height="1.531cm" fo:min-width="2.80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1.531cm" fo:min-width="2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0000ff" draw:textarea-horizontal-align="justify" draw:textarea-vertical-align="middle" draw:auto-grow-height="false" fo:min-height="1.531cm" fo:min-width="2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008000" draw:textarea-horizontal-align="justify" draw:textarea-vertical-align="middle" draw:auto-grow-height="false" fo:min-height="1.531cm" fo:min-width="2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textarea-horizontal-align="justify" draw:textarea-vertical-align="middle" draw:auto-grow-height="false" fo:min-height="1.531cm" fo:min-width="2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1" draw:style-name="gr5" draw:text-style-name="P5" svg:width="2.964cm" svg:height="1.694cm" svg:x="1.33cm" svg:y="2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 2" draw:style-name="gr4" draw:text-style-name="P4" svg:width="2.964cm" svg:height="1.694cm" svg:x="5.33cm" svg:y="2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 3" draw:style-name="gr3" draw:text-style-name="P3" svg:width="2.964cm" svg:height="1.694cm" svg:x="9.331cm" svg:y="2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 4" draw:style-name="gr2" draw:text-style-name="P2" svg:width="2.964cm" svg:height="1.694cm" svg:x="13.331cm" svg:y="2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 5" draw:style-name="gr1" draw:text-style-name="P1" svg:width="2.964cm" svg:height="1.694cm" svg:x="5.33cm" svg:y="5.3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1" text:anchor-type="char" svg:x="5.304cm" svg:y="5.276cm" svg:width="2.992cm" svg:height="1.79cm" draw:z-index="4"><draw:image xlink:href="Pictures/10000000000002720000027246B10D14570C5E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2T09:23:21.072000000</meta:creation-date>
    <dc:date>2022-10-22T18:18:47.386000000</dc:date>
    <meta:editing-duration>PT27M2S</meta:editing-duration>
    <meta:editing-cycles>2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